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0346in" svg:height="3.9567in" svg:x="26.789in" svg:y="1.6594in">
            <draw:object draw:notify-on-update-of-ranges="Sheet1.T5:Sheet1.T5 Sheet1.T5:Sheet1.T35 Sheet1.U4:Sheet1.U4 Sheet1.U5:Sheet1.U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7201in" svg:height="3.9236in" svg:x="33.9587in" svg:y="1.6602in">
            <draw:object draw:notify-on-update-of-ranges="Sheet1.T5:Sheet1.T35 Sheet1.V4:Sheet1.V4 Sheet1.V5:Sheet1.V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1106in" svg:height="3.9996in" svg:x="26.652in" svg:y="5.7807in">
            <draw:object draw:notify-on-update-of-ranges="Sheet1.G20:Sheet1.G20 Sheet1.T5:Sheet1.T35 Sheet1.W4:Sheet1.W4 Sheet1.W5:Sheet1.W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698in" svg:height="4.0051in" svg:x="34.0051in" svg:y="5.8354in">
            <draw:object draw:notify-on-update-of-ranges="Sheet1.L26:Sheet1.L26 Sheet1.T5:Sheet1.T35 Sheet1.X4:Sheet1.X4 Sheet1.X5:Sheet1.X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7.1339in" svg:height="4.0126in" svg:x="26.672in" svg:y="10.1098in">
            <draw:object draw:notify-on-update-of-ranges="Sheet1.Y4:Sheet1.Y4 Sheet1.Y5:Sheet1.Y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9"/>
          <table:table-cell office:value-type="string" calcext:value-type="string">
            <text:p>Epoc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vg F1</text:p>
          </table:table-cell>
          <table:table-cell office:value-type="string" calcext:value-type="string">
            <text:p>Avg Weighted F1</text:p>
          </table:table-cell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2.66739448" calcext:value-type="float">
            <text:p>22.66739448</text:p>
          </table:table-cell>
          <table:table-cell office:value-type="float" office:value="23.568" calcext:value-type="float">
            <text:p>23.568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592" calcext:value-type="float">
            <text:p>0.1592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22.33445249" calcext:value-type="float">
            <text:p>22.33445249</text:p>
          </table:table-cell>
          <table:table-cell office:value-type="float" office:value="22.8692" calcext:value-type="float">
            <text:p>22.8692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2312" calcext:value-type="float">
            <text:p>0.2312</text:p>
          </table:table-cell>
        </table:table-row>
        <table:table-row table:style-name="ro1"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22.0689441" calcext:value-type="float">
            <text:p>22.0689441</text:p>
          </table:table-cell>
          <table:table-cell office:value-type="float" office:value="22.6833" calcext:value-type="float">
            <text:p>22.6833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2507" calcext:value-type="float">
            <text:p>0.2507</text:p>
          </table:table-cell>
        </table:table-row>
        <table:table-row table:style-name="ro1">
          <table:table-cell table:number-columns-repeated="19"/>
          <table:table-cell office:value-type="float" office:value="4" calcext:value-type="float">
            <text:p>4</text:p>
          </table:table-cell>
          <table:table-cell office:value-type="float" office:value="21.80984247" calcext:value-type="float">
            <text:p>21.80984247</text:p>
          </table:table-cell>
          <table:table-cell office:value-type="float" office:value="23.2197" calcext:value-type="float">
            <text:p>23.2197</text:p>
          </table:table-cell>
          <table:table-cell office:value-type="float" office:value="0.286" calcext:value-type="float">
            <text:p>0.286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21.52329618" calcext:value-type="float">
            <text:p>21.52329618</text:p>
          </table:table-cell>
          <table:table-cell office:value-type="float" office:value="22.1682" calcext:value-type="float">
            <text:p>22.1682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21.21706474" calcext:value-type="float">
            <text:p>21.21706474</text:p>
          </table:table-cell>
          <table:table-cell office:value-type="float" office:value="22.5185" calcext:value-type="float">
            <text:p>22.5185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926" calcext:value-type="float">
            <text:p>0.2926</text:p>
          </table:table-cell>
        </table:table-row>
        <table:table-row table:style-name="ro1"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20.918746609653" calcext:value-type="float">
            <text:p>20.918746609653</text:p>
          </table:table-cell>
          <table:table-cell office:value-type="float" office:value="21.5793" calcext:value-type="float">
            <text:p>21.5793</text:p>
          </table:table-cell>
          <table:table-cell office:value-type="float" office:value="0.3117" calcext:value-type="float">
            <text:p>0.3117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office:value-type="float" office:value="20.65994614" calcext:value-type="float">
            <text:p>20.65994614</text:p>
          </table:table-cell>
          <table:table-cell office:value-type="float" office:value="21.3377" calcext:value-type="float">
            <text:p>21.3377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3329" calcext:value-type="float">
            <text:p>0.3329</text:p>
          </table:table-cell>
        </table:table-row>
        <table:table-row table:style-name="ro1">
          <table:table-cell table:number-columns-repeated="19"/>
          <table:table-cell office:value-type="float" office:value="9" calcext:value-type="float">
            <text:p>9</text:p>
          </table:table-cell>
          <table:table-cell office:value-type="float" office:value="20.43616785" calcext:value-type="float">
            <text:p>20.43616785</text:p>
          </table:table-cell>
          <table:table-cell office:value-type="float" office:value="22.6498" calcext:value-type="float">
            <text:p>22.6498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1823" calcext:value-type="float">
            <text:p>0.1823</text:p>
          </table:table-cell>
          <table:table-cell office:value-type="float" office:value="0.2646" calcext:value-type="float">
            <text:p>0.2646</text:p>
          </table:table-cell>
        </table:table-row>
        <table:table-row table:style-name="ro1">
          <table:table-cell table:number-columns-repeated="19"/>
          <table:table-cell office:value-type="float" office:value="10" calcext:value-type="float">
            <text:p>10</text:p>
          </table:table-cell>
          <table:table-cell office:value-type="float" office:value="20.2415801" calcext:value-type="float">
            <text:p>20.2415801</text:p>
          </table:table-cell>
          <table:table-cell office:value-type="float" office:value="21.5738" calcext:value-type="float">
            <text:p>21.5738</text:p>
          </table:table-cell>
          <table:table-cell office:value-type="float" office:value="0.3267" calcext:value-type="float">
            <text:p>0.3267</text:p>
          </table:table-cell>
          <table:table-cell office:value-type="float" office:value="0.2368" calcext:value-type="float">
            <text:p>0.2368</text:p>
          </table:table-cell>
          <table:table-cell office:value-type="float" office:value="0.3489" calcext:value-type="float">
            <text:p>0.3489</text:p>
          </table:table-cell>
        </table:table-row>
        <table:table-row table:style-name="ro1">
          <table:table-cell table:number-columns-repeated="19"/>
          <table:table-cell office:value-type="float" office:value="11" calcext:value-type="float">
            <text:p>11</text:p>
          </table:table-cell>
          <table:table-cell office:value-type="float" office:value="20.1034803" calcext:value-type="float">
            <text:p>20.1034803</text:p>
          </table:table-cell>
          <table:table-cell office:value-type="float" office:value="20.9901" calcext:value-type="float">
            <text:p>20.9901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3197" calcext:value-type="float">
            <text:p>0.3197</text:p>
          </table:table-cell>
        </table:table-row>
        <table:table-row table:style-name="ro1">
          <table:table-cell table:number-columns-repeated="19"/>
          <table:table-cell office:value-type="float" office:value="12" calcext:value-type="float">
            <text:p>12</text:p>
          </table:table-cell>
          <table:table-cell office:value-type="float" office:value="19.9512576" calcext:value-type="float">
            <text:p>19.9512576</text:p>
          </table:table-cell>
          <table:table-cell office:value-type="float" office:value="21.618" calcext:value-type="float">
            <text:p>21.618</text:p>
          </table:table-cell>
          <table:table-cell office:value-type="float" office:value="0.2912" calcext:value-type="float">
            <text:p>0.2912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2845" calcext:value-type="float">
            <text:p>0.2845</text:p>
          </table:table-cell>
        </table:table-row>
        <table:table-row table:style-name="ro1">
          <table:table-cell table:number-columns-repeated="19"/>
          <table:table-cell office:value-type="float" office:value="13" calcext:value-type="float">
            <text:p>13</text:p>
          </table:table-cell>
          <table:table-cell office:value-type="float" office:value="19.8394822" calcext:value-type="float">
            <text:p>19.8394822</text:p>
          </table:table-cell>
          <table:table-cell office:value-type="float" office:value="23.006" calcext:value-type="float">
            <text:p>23.006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table:number-columns-repeated="19"/>
          <table:table-cell office:value-type="float" office:value="14" calcext:value-type="float">
            <text:p>14</text:p>
          </table:table-cell>
          <table:table-cell office:value-type="float" office:value="19.7416817" calcext:value-type="float">
            <text:p>19.7416817</text:p>
          </table:table-cell>
          <table:table-cell office:value-type="float" office:value="20.4705" calcext:value-type="float">
            <text:p>20.4705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2393" calcext:value-type="float">
            <text:p>0.2393</text:p>
          </table:table-cell>
          <table:table-cell office:value-type="float" office:value="0.3734" calcext:value-type="float">
            <text:p>0.3734</text:p>
          </table:table-cell>
        </table:table-row>
        <table:table-row table:style-name="ro1"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19.6583993" calcext:value-type="float">
            <text:p>19.6583993</text:p>
          </table:table-cell>
          <table:table-cell office:value-type="float" office:value="20.3415" calcext:value-type="float">
            <text:p>20.3415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3768" calcext:value-type="float">
            <text:p>0.3768</text:p>
          </table:table-cell>
        </table:table-row>
        <table:table-row table:style-name="ro1">
          <table:table-cell table:number-columns-repeated="19"/>
          <table:table-cell office:value-type="float" office:value="16" calcext:value-type="float">
            <text:p>16</text:p>
          </table:table-cell>
          <table:table-cell office:value-type="float" office:value="19.5661488" calcext:value-type="float">
            <text:p>19.5661488</text:p>
          </table:table-cell>
          <table:table-cell office:value-type="float" office:value="20.6726" calcext:value-type="float">
            <text:p>20.6726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3937" calcext:value-type="float">
            <text:p>0.3937</text:p>
          </table:table-cell>
        </table:table-row>
        <table:table-row table:style-name="ro1">
          <table:table-cell table:number-columns-repeated="19"/>
          <table:table-cell office:value-type="float" office:value="17" calcext:value-type="float">
            <text:p>17</text:p>
          </table:table-cell>
          <table:table-cell office:value-type="float" office:value="19.5055908" calcext:value-type="float">
            <text:p>19.5055908</text:p>
          </table:table-cell>
          <table:table-cell office:value-type="float" office:value="20.3111" calcext:value-type="float">
            <text:p>20.3111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4493" calcext:value-type="float">
            <text:p>0.4493</text:p>
          </table:table-cell>
        </table:table-row>
        <table:table-row table:style-name="ro1">
          <table:table-cell table:number-columns-repeated="19"/>
          <table:table-cell office:value-type="float" office:value="18" calcext:value-type="float">
            <text:p>18</text:p>
          </table:table-cell>
          <table:table-cell office:value-type="float" office:value="19.4380456" calcext:value-type="float">
            <text:p>19.4380456</text:p>
          </table:table-cell>
          <table:table-cell office:value-type="float" office:value="22.3894" calcext:value-type="float">
            <text:p>22.3894</text:p>
          </table:table-cell>
          <table:table-cell office:value-type="float" office:value="0.322" calcext:value-type="float">
            <text:p>0.322</text:p>
          </table:table-cell>
          <table:table-cell office:value-type="float" office:value="0.2237" calcext:value-type="float">
            <text:p>0.2237</text:p>
          </table:table-cell>
          <table:table-cell office:value-type="float" office:value="0.3385" calcext:value-type="float">
            <text:p>0.3385</text:p>
          </table:table-cell>
        </table:table-row>
        <table:table-row table:style-name="ro1">
          <table:table-cell table:number-columns-repeated="19"/>
          <table:table-cell office:value-type="float" office:value="19" calcext:value-type="float">
            <text:p>19</text:p>
          </table:table-cell>
          <table:table-cell office:value-type="float" office:value="19.3888391" calcext:value-type="float">
            <text:p>19.3888391</text:p>
          </table:table-cell>
          <table:table-cell office:value-type="float" office:value="20.2247" calcext:value-type="float">
            <text:p>20.2247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2493" calcext:value-type="float">
            <text:p>0.2493</text:p>
          </table:table-cell>
          <table:table-cell office:value-type="float" office:value="0.3528" calcext:value-type="float">
            <text:p>0.3528</text:p>
          </table:table-cell>
        </table:table-row>
        <table:table-row table:style-name="ro1">
          <table:table-cell table:number-columns-repeated="19"/>
          <table:table-cell office:value-type="float" office:value="20" calcext:value-type="float">
            <text:p>20</text:p>
          </table:table-cell>
          <table:table-cell office:value-type="float" office:value="19.3338718" calcext:value-type="float">
            <text:p>19.3338718</text:p>
          </table:table-cell>
          <table:table-cell office:value-type="float" office:value="22.4317" calcext:value-type="float">
            <text:p>22.4317</text:p>
          </table:table-cell>
          <table:table-cell office:value-type="float" office:value="0.3063" calcext:value-type="float">
            <text:p>0.3063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3014" calcext:value-type="float">
            <text:p>0.3014</text:p>
          </table:table-cell>
        </table:table-row>
        <table:table-row table:style-name="ro1">
          <table:table-cell table:number-columns-repeated="19"/>
          <table:table-cell office:value-type="float" office:value="21" calcext:value-type="float">
            <text:p>21</text:p>
          </table:table-cell>
          <table:table-cell office:value-type="float" office:value="19.2927065" calcext:value-type="float">
            <text:p>19.2927065</text:p>
          </table:table-cell>
          <table:table-cell office:value-type="float" office:value="23.6565" calcext:value-type="float">
            <text:p>23.6565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3121" calcext:value-type="float">
            <text:p>0.3121</text:p>
          </table:table-cell>
        </table:table-row>
        <table:table-row table:style-name="ro1">
          <table:table-cell table:number-columns-repeated="19"/>
          <table:table-cell office:value-type="float" office:value="22" calcext:value-type="float">
            <text:p>22</text:p>
          </table:table-cell>
          <table:table-cell office:value-type="float" office:value="19.2444758" calcext:value-type="float">
            <text:p>19.2444758</text:p>
          </table:table-cell>
          <table:table-cell office:value-type="float" office:value="20.0654" calcext:value-type="float">
            <text:p>20.0654</text:p>
          </table:table-cell>
          <table:table-cell office:value-type="float" office:value="0.3788" calcext:value-type="float">
            <text:p>0.3788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3817" calcext:value-type="float">
            <text:p>0.3817</text:p>
          </table:table-cell>
        </table:table-row>
        <table:table-row table:style-name="ro1">
          <table:table-cell table:number-columns-repeated="19"/>
          <table:table-cell office:value-type="float" office:value="23" calcext:value-type="float">
            <text:p>23</text:p>
          </table:table-cell>
          <table:table-cell office:value-type="float" office:value="19.2022486" calcext:value-type="float">
            <text:p>19.2022486</text:p>
          </table:table-cell>
          <table:table-cell office:value-type="float" office:value="21.3456" calcext:value-type="float">
            <text:p>21.3456</text:p>
          </table:table-cell>
          <table:table-cell office:value-type="float" office:value="0.3465" calcext:value-type="float">
            <text:p>0.3465</text:p>
          </table:table-cell>
          <table:table-cell office:value-type="float" office:value="0.2601" calcext:value-type="float">
            <text:p>0.2601</text:p>
          </table:table-cell>
          <table:table-cell office:value-type="float" office:value="0.3372" calcext:value-type="float">
            <text:p>0.3372</text:p>
          </table:table-cell>
        </table:table-row>
        <table:table-row table:style-name="ro1">
          <table:table-cell table:number-columns-repeated="19"/>
          <table:table-cell office:value-type="float" office:value="24" calcext:value-type="float">
            <text:p>24</text:p>
          </table:table-cell>
          <table:table-cell office:value-type="float" office:value="19.1621457" calcext:value-type="float">
            <text:p>19.1621457</text:p>
          </table:table-cell>
          <table:table-cell office:value-type="float" office:value="20.3613" calcext:value-type="float">
            <text:p>20.3613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4476" calcext:value-type="float">
            <text:p>0.4476</text:p>
          </table:table-cell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19.1126234" calcext:value-type="float">
            <text:p>19.1126234</text:p>
          </table:table-cell>
          <table:table-cell office:value-type="float" office:value="20.4369" calcext:value-type="float">
            <text:p>20.4369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4199" calcext:value-type="float">
            <text:p>0.4199</text:p>
          </table:table-cell>
        </table:table-row>
        <table:table-row table:style-name="ro1">
          <table:table-cell table:number-columns-repeated="19"/>
          <table:table-cell office:value-type="float" office:value="26" calcext:value-type="float">
            <text:p>26</text:p>
          </table:table-cell>
          <table:table-cell office:value-type="float" office:value="19.0904423" calcext:value-type="float">
            <text:p>19.0904423</text:p>
          </table:table-cell>
          <table:table-cell office:value-type="float" office:value="19.9419" calcext:value-type="float">
            <text:p>19.9419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3686" calcext:value-type="float">
            <text:p>0.3686</text:p>
          </table:table-cell>
        </table:table-row>
        <table:table-row table:style-name="ro1">
          <table:table-cell table:number-columns-repeated="19"/>
          <table:table-cell office:value-type="float" office:value="27" calcext:value-type="float">
            <text:p>27</text:p>
          </table:table-cell>
          <table:table-cell office:value-type="float" office:value="19.0450512" calcext:value-type="float">
            <text:p>19.0450512</text:p>
          </table:table-cell>
          <table:table-cell office:value-type="float" office:value="19.9535" calcext:value-type="float">
            <text:p>19.9535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3912" calcext:value-type="float">
            <text:p>0.3912</text:p>
          </table:table-cell>
        </table:table-row>
        <table:table-row table:style-name="ro1">
          <table:table-cell table:number-columns-repeated="19"/>
          <table:table-cell office:value-type="float" office:value="28" calcext:value-type="float">
            <text:p>28</text:p>
          </table:table-cell>
          <table:table-cell office:value-type="float" office:value="19.0062766" calcext:value-type="float">
            <text:p>19.0062766</text:p>
          </table:table-cell>
          <table:table-cell office:value-type="float" office:value="20.1213" calcext:value-type="float">
            <text:p>20.1213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2588" calcext:value-type="float">
            <text:p>0.2588</text:p>
          </table:table-cell>
          <table:table-cell office:value-type="float" office:value="0.3943" calcext:value-type="float">
            <text:p>0.3943</text:p>
          </table:table-cell>
        </table:table-row>
        <table:table-row table:style-name="ro1">
          <table:table-cell table:number-columns-repeated="19"/>
          <table:table-cell office:value-type="float" office:value="29" calcext:value-type="float">
            <text:p>29</text:p>
          </table:table-cell>
          <table:table-cell office:value-type="float" office:value="19.0040996" calcext:value-type="float">
            <text:p>19.0040996</text:p>
          </table:table-cell>
          <table:table-cell office:value-type="float" office:value="19.9561" calcext:value-type="float">
            <text:p>19.9561</text:p>
          </table:table-cell>
          <table:table-cell office:value-type="float" office:value="0.3707" calcext:value-type="float">
            <text:p>0.3707</text:p>
          </table:table-cell>
          <table:table-cell office:value-type="float" office:value="0.259" calcext:value-type="float">
            <text:p>0.259</text:p>
          </table:table-cell>
          <table:table-cell office:value-type="float" office:value="0.3677" calcext:value-type="float">
            <text:p>0.3677</text:p>
          </table:table-cell>
        </table:table-row>
        <table:table-row table:style-name="ro1">
          <table:table-cell table:number-columns-repeated="19"/>
          <table:table-cell office:value-type="float" office:value="30" calcext:value-type="float">
            <text:p>30</text:p>
          </table:table-cell>
          <table:table-cell office:value-type="float" office:value="18.9580373" calcext:value-type="float">
            <text:p>18.9580373</text:p>
          </table:table-cell>
          <table:table-cell office:value-type="float" office:value="19.8919" calcext:value-type="float">
            <text:p>19.8919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3419" calcext:value-type="float">
            <text:p>0.3419</text:p>
          </table:table-cell>
        </table:table-row>
        <table:table-row table:style-name="ro1">
          <table:table-cell table:number-columns-repeated="19"/>
          <table:table-cell office:value-type="float" office:value="31" calcext:value-type="float">
            <text:p>31</text:p>
          </table:table-cell>
          <table:table-cell office:value-type="float" office:value="18.9190567" calcext:value-type="float">
            <text:p>18.9190567</text:p>
          </table:table-cell>
          <table:table-cell office:value-type="float" office:value="19.8613" calcext:value-type="float">
            <text:p>19.8613</text:p>
          </table:table-cell>
          <table:table-cell office:value-type="float" office:value="0.4548" calcext:value-type="float">
            <text:p>0.4548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4828" calcext:value-type="float">
            <text:p>0.4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3T11:30:53.285637248</meta:creation-date>
    <dc:date>2024-06-03T11:50:39.002457642</dc:date>
    <meta:editing-duration>PT9M25S</meta:editing-duration>
    <meta:editing-cycles>1</meta:editing-cycles>
    <meta:generator>LibreOffice/6.4.7.2$Linux_X86_64 LibreOffice_project/40$Build-2</meta:generator>
    <meta:document-statistic meta:table-count="1" meta:cell-count="192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69cm" svg:height="10.051cm" xlink:href=".." xlink:type="simple" chart:class="chart:line" chart:style-name="ch1">
        <chart:title svg:x="7.329cm" svg:y="0.337cm" chart:style-name="ch2">
          <text:p>Loss per epoch</text:p>
        </chart:title>
        <chart:legend chart:legend-position="end" svg:x="15.784cm" svg:y="4.726cm" style:legend-expansion="high" chart:style-name="ch3"/>
        <chart:plot-area chart:style-name="ch4" table:cell-range-address="Sheet1.T5:Sheet1.U35 Sheet1.U4:Sheet1.U4" chart:data-source-has-labels="both" svg:x="0.357cm" svg:y="1.317cm" svg:width="15.07cm" svg:height="7.552cm">
          <chartooo:coordinate-region svg:x="0.978cm" svg:y="1.516cm" svg:width="14.262cm" svg:height="6.706cm"/>
          <chart:axis chart:dimension="x" chart:name="primary-x" chart:style-name="ch5" chartooo:axis-type="auto">
            <chartooo:date-scale/>
            <chart:title svg:x="7.372cm" svg:y="9.07cm" chart:style-name="ch6">
              <text:p>Epoch</text:p>
            </chart:title>
            <chart:categories table:cell-range-address="Sheet1.T5:Sheet1.T3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U5:Sheet1.U35" chart:label-cell-address="Sheet1.U4:Sheet1.U4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  <draw:g>
                  <svg:desc>Sheet1.U4:Sheet1.U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T5:Sheet1.T35</svg:desc>
                </draw:g>
              </table:table-cell>
              <table:table-cell office:value-type="float" office:value="22.66739448">
                <text:p>22.66739448</text:p>
                <draw:g>
                  <svg:desc>Sheet1.U5:Sheet1.U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.33445249">
                <text:p>22.334452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.0689441">
                <text:p>22.06894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.80984247">
                <text:p>21.809842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.52329618">
                <text:p>21.523296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.21706474">
                <text:p>21.217064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.918746609653">
                <text:p>20.9187466096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.65994614">
                <text:p>20.659946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0.43616785">
                <text:p>20.436167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2415801">
                <text:p>20.24158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.1034803">
                <text:p>20.10348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.9512576">
                <text:p>19.95125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.8394822">
                <text:p>19.83948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9.7416817">
                <text:p>19.741681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9.6583993">
                <text:p>19.65839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.5661488">
                <text:p>19.56614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.5055908">
                <text:p>19.50559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9.4380456">
                <text:p>19.43804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.3888391">
                <text:p>19.38883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3338718">
                <text:p>19.333871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9.2927065">
                <text:p>19.29270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9.2444758">
                <text:p>19.244475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9.2022486">
                <text:p>19.20224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9.1621457">
                <text:p>19.16214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.1126234">
                <text:p>19.112623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9.0904423">
                <text:p>19.090442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9.0450512">
                <text:p>19.04505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.0062766">
                <text:p>19.00627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.0040996">
                <text:p>19.0040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.9580373">
                <text:p>18.95803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8.9190567">
                <text:p>18.9190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7cm" svg:height="9.967cm" xlink:href=".." xlink:type="simple" chart:class="chart:line" chart:style-name="ch1">
        <chart:title svg:x="7.486cm" svg:y="0.335cm" chart:style-name="ch2">
          <text:p>Validation</text:p>
        </chart:title>
        <chart:legend chart:legend-position="end" svg:x="14.218cm" svg:y="4.684cm" style:legend-expansion="high" chart:style-name="ch3"/>
        <chart:plot-area chart:style-name="ch4" table:cell-range-address="Sheet1.T5:Sheet1.T35 Sheet1.V4:Sheet1.V35" chart:data-source-has-labels="both" svg:x="0.341cm" svg:y="1.313cm" svg:width="13.536cm" svg:height="7.474cm">
          <chartooo:coordinate-region svg:x="0.962cm" svg:y="1.513cm" svg:width="12.728cm" svg:height="6.628cm"/>
          <chart:axis chart:dimension="x" chart:name="primary-x" chart:style-name="ch5" chartooo:axis-type="auto">
            <chartooo:date-scale/>
            <chart:title svg:x="6.589cm" svg:y="8.986cm" chart:style-name="ch6">
              <text:p>Epoch</text:p>
            </chart:title>
            <chart:categories table:cell-range-address="Sheet1.T5:Sheet1.T3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V5:Sheet1.V35" chart:label-cell-address="Sheet1.V4:Sheet1.V4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idation</text:p>
                <draw:g>
                  <svg:desc>Sheet1.V4:Sheet1.V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T5:Sheet1.T35</svg:desc>
                </draw:g>
              </table:table-cell>
              <table:table-cell office:value-type="float" office:value="23.568">
                <text:p>23.568</text:p>
                <draw:g>
                  <svg:desc>Sheet1.V5:Sheet1.V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.8692">
                <text:p>22.86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.6833">
                <text:p>22.68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2197">
                <text:p>23.21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.1682">
                <text:p>22.16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.5185">
                <text:p>22.51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.5793">
                <text:p>21.57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.3377">
                <text:p>21.33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.6498">
                <text:p>22.64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5738">
                <text:p>21.57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.9901">
                <text:p>20.99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.618">
                <text:p>21.6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3.006">
                <text:p>23.0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0.4705">
                <text:p>20.470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.3415">
                <text:p>20.34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.6726">
                <text:p>20.67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0.3111">
                <text:p>20.311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.3894">
                <text:p>22.38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.2247">
                <text:p>20.22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4317">
                <text:p>22.431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3.6565">
                <text:p>23.65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0.0654">
                <text:p>20.065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1.3456">
                <text:p>21.345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0.3613">
                <text:p>20.36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.4369">
                <text:p>20.436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9.9419">
                <text:p>19.94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9.9535">
                <text:p>19.953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0.1213">
                <text:p>20.121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9.9561">
                <text:p>19.95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8919">
                <text:p>19.891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9.8613">
                <text:p>19.86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62cm" svg:height="10.16cm" xlink:href=".." xlink:type="simple" chart:class="chart:line" chart:style-name="ch1">
        <chart:title svg:x="8.008cm" svg:y="0.339cm" chart:style-name="ch2">
          <text:p>Accuracy</text:p>
        </chart:title>
        <chart:legend chart:legend-position="end" svg:x="15.263cm" svg:y="4.781cm" style:legend-expansion="high" chart:style-name="ch3"/>
        <chart:plot-area chart:style-name="ch4" table:cell-range-address="Sheet1.G20:Sheet1.G20 Sheet1.T5:Sheet1.T35 Sheet1.W4:Sheet1.W35" chart:data-source-has-labels="both" svg:x="0.361cm" svg:y="1.321cm" svg:width="14.541cm" svg:height="7.655cm">
          <chartooo:coordinate-region svg:x="1.273cm" svg:y="1.52cm" svg:width="13.442cm" svg:height="6.809cm"/>
          <chart:axis chart:dimension="x" chart:name="primary-x" chart:style-name="ch5" chartooo:axis-type="auto">
            <chartooo:date-scale/>
            <chart:title svg:x="7.111cm" svg:y="9.179cm" chart:style-name="ch6">
              <text:p>Epoch</text:p>
            </chart:title>
            <chart:categories table:cell-range-address="Sheet1.T5:Sheet1.T35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W5:Sheet1.W35" chart:label-cell-address="Sheet1.W4:Sheet1.W4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W4:Sheet1.W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T5:Sheet1.T35</svg:desc>
                </draw:g>
              </table:table-cell>
              <table:table-cell office:value-type="float" office:value="0.1599">
                <text:p>0.1599</text:p>
                <draw:g>
                  <svg:desc>Sheet1.W5:Sheet1.W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139">
                <text:p>0.21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48">
                <text:p>0.23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18">
                <text:p>0.31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781">
                <text:p>0.27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117">
                <text:p>0.31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158">
                <text:p>0.31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619">
                <text:p>0.26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267">
                <text:p>0.32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85">
                <text:p>0.318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912">
                <text:p>0.29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843">
                <text:p>0.28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558">
                <text:p>0.355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617">
                <text:p>0.36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657">
                <text:p>0.36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121">
                <text:p>0.412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602">
                <text:p>0.36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063">
                <text:p>0.306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085">
                <text:p>0.30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788">
                <text:p>0.378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465">
                <text:p>0.34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211">
                <text:p>0.42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919">
                <text:p>0.391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646">
                <text:p>0.364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831">
                <text:p>0.38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828">
                <text:p>0.38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707">
                <text:p>0.37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59">
                <text:p>0.345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548">
                <text:p>0.45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014cm" svg:height="10.174cm" xlink:href=".." xlink:type="simple" chart:class="chart:line" chart:style-name="ch1">
        <chart:title svg:x="7.723cm" svg:y="0.339cm" chart:style-name="ch2">
          <text:p>Avg F1</text:p>
        </chart:title>
        <chart:legend chart:legend-position="end" svg:x="14.559cm" svg:y="4.788cm" style:legend-expansion="high" chart:style-name="ch3"/>
        <chart:plot-area chart:style-name="ch4" table:cell-range-address="Sheet1.L26:Sheet1.L26 Sheet1.T5:Sheet1.T35 Sheet1.X4:Sheet1.X35" chart:data-source-has-labels="both" svg:x="0.34cm" svg:y="1.321cm" svg:width="13.879cm" svg:height="8.65cm">
          <chartooo:coordinate-region svg:x="1.252cm" svg:y="1.52cm" svg:width="12.781cm" svg:height="7.804cm"/>
          <chart:axis chart:dimension="x" chart:name="primary-x" chart:style-name="ch5" chartooo:axis-type="auto">
            <chartooo:date-scale/>
            <chart:categories table:cell-range-address="Sheet1.T5:Sheet1.T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X5:Sheet1.X35" chart:label-cell-address="Sheet1.X4:Sheet1.X4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F1</text:p>
                <draw:g>
                  <svg:desc>Sheet1.X4:Sheet1.X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T5:Sheet1.T35</svg:desc>
                </draw:g>
              </table:table-cell>
              <table:table-cell office:value-type="float" office:value="0.1214">
                <text:p>0.1214</text:p>
                <draw:g>
                  <svg:desc>Sheet1.X5:Sheet1.X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01">
                <text:p>0.15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582">
                <text:p>0.15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826">
                <text:p>0.18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79">
                <text:p>0.20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891">
                <text:p>0.18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109">
                <text:p>0.21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67">
                <text:p>0.21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23">
                <text:p>0.18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368">
                <text:p>0.23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202">
                <text:p>0.22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049">
                <text:p>0.20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78">
                <text:p>0.19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93">
                <text:p>0.23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442">
                <text:p>0.24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507">
                <text:p>0.25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656">
                <text:p>0.26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237">
                <text:p>0.223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493">
                <text:p>0.24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107">
                <text:p>0.210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132">
                <text:p>0.21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635">
                <text:p>0.263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601">
                <text:p>0.26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937">
                <text:p>0.293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754">
                <text:p>0.275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2615">
                <text:p>0.261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2616">
                <text:p>0.261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588">
                <text:p>0.258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424">
                <text:p>0.242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143">
                <text:p>0.31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21cm" svg:height="10.193cm" xlink:href=".." xlink:type="simple" chart:class="chart:line" chart:style-name="ch1">
        <chart:title svg:x="7.283cm" svg:y="0.339cm" chart:style-name="ch2">
          <text:p>Avg Weighted F1</text:p>
        </chart:title>
        <chart:legend chart:legend-position="end" svg:x="14.131cm" svg:y="4.797cm" style:legend-expansion="high" chart:style-name="ch3"/>
        <chart:plot-area chart:style-name="ch4" table:cell-range-address="Sheet1.Y4:Sheet1.Y35" chart:data-source-has-labels="row" svg:x="0.362cm" svg:y="1.321cm" svg:width="13.407cm" svg:height="7.688cm">
          <chartooo:coordinate-region svg:x="1.089cm" svg:y="1.521cm" svg:width="12.493cm" svg:height="6.841cm"/>
          <chart:axis chart:dimension="x" chart:name="primary-x" chart:style-name="ch5">
            <chart:title svg:x="6.545cm" svg:y="9.212cm" chart:style-name="ch6">
              <text:p>Epoch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Y5:Sheet1.Y35" chart:label-cell-address="Sheet1.Y4:Sheet1.Y4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Weighted F1</text:p>
                <draw:g>
                  <svg:desc>Sheet1.Y4:Sheet1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92">
                <text:p>0.1592</text:p>
                <draw:g>
                  <svg:desc>Sheet1.Y5:Sheet1.Y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12">
                <text:p>0.2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07">
                <text:p>0.2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26">
                <text:p>0.29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29">
                <text:p>0.33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46">
                <text:p>0.26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89">
                <text:p>0.3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97">
                <text:p>0.3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45">
                <text:p>0.2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734">
                <text:p>0.3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68">
                <text:p>0.37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37">
                <text:p>0.3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93">
                <text:p>0.44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85">
                <text:p>0.3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28">
                <text:p>0.3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14">
                <text:p>0.30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21">
                <text:p>0.31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17">
                <text:p>0.38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72">
                <text:p>0.33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76">
                <text:p>0.44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99">
                <text:p>0.4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86">
                <text:p>0.36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12">
                <text:p>0.39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43">
                <text:p>0.39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">
                <text:p>0.3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19">
                <text:p>0.34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28">
                <text:p>0.48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